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A6465E40.png"/>
  <manifest:file-entry manifest:media-type="image/svg+xml" manifest:full-path="Pictures/10002D8F00000BCC00000BCC1E7F6A83.svg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svg+xml" manifest:full-path="Pictures/10000B84000017D9000010239FF851C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gr6" style:family="graphic" style:parent-style-name="standard">
      <style:graphic-properties svg:stroke-color="#000000" draw:fill="solid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28pt" style:font-weight-asian="bold" style:font-size-complex="28pt" style:font-weight-complex="bold"/>
    </style:style>
    <style:style style:name="T1" style:family="text">
      <style:text-properties fo:font-size="18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3cm" svg:height="2.83cm" svg:x="1.5cm" svg:y="7.07cm">
          <draw:image xlink:href="Pictures/1000020100000072000000729DBF8A62.png" xlink:type="simple" xlink:show="embed" xlink:actuate="onLoad"/>
          <draw:image xlink:href="Pictures/10002D8F00000BCC00000BCC1E7F6A83.svg" xlink:type="simple" xlink:show="embed" xlink:actuate="onLoad">
            <text:p/>
          </draw:image>
        </draw:frame>
        <draw:frame draw:style-name="gr1" draw:text-style-name="P1" draw:layer="layout" svg:width="2.8cm" svg:height="2.8cm" svg:x="6.8cm" svg:y="5.7cm">
          <draw:image xlink:href="Pictures/100002010000032000000320A6465E40.png" xlink:type="simple" xlink:show="embed" xlink:actuate="onLoad">
            <text:p/>
          </draw:image>
        </draw:frame>
        <draw:frame draw:style-name="gr1" draw:text-style-name="P1" draw:layer="layout" svg:width="2.8cm" svg:height="2.8cm" svg:x="11.9cm" svg:y="5.7cm">
          <draw:image xlink:href="Pictures/100002010000032000000320A6465E40.png" xlink:type="simple" xlink:show="embed" xlink:actuate="onLoad">
            <text:p/>
          </draw:image>
        </draw:frame>
        <draw:frame draw:style-name="gr1" draw:text-style-name="P1" draw:layer="layout" svg:width="2.65cm" svg:height="1.797cm" svg:x="17.35cm" svg:y="7.60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/>
          </draw:image>
        </draw:frame>
        <draw:line draw:style-name="gr2" draw:text-style-name="P1" draw:layer="layout" svg:x1="10.994cm" svg:y1="4.3cm" svg:x2="10.9cm" svg:y2="11.3cm">
          <text:p/>
        </draw:line>
        <draw:rect draw:style-name="gr3" draw:text-style-name="P1" draw:layer="layout" svg:width="2.5cm" svg:height="1.2cm" svg:x="14.3cm" svg:y="7.8cm">
          <text:p/>
        </draw:rect>
        <draw:polyline draw:style-name="gr4" draw:text-style-name="P1" draw:layer="layout" svg:width="0.847cm" svg:height="0.249cm" svg:x="13.279cm" svg:y="8.487cm" svg:viewBox="0 0 848 250" draw:points="0,0 499,250 848,250">
          <text:p/>
        </draw:polyline>
        <draw:line draw:style-name="gr4" draw:text-style-name="P1" draw:layer="layout" svg:x1="16.9cm" svg:y1="8.6cm" svg:x2="17.5cm" svg:y2="8.6cm">
          <text:p/>
        </draw:line>
        <draw:polyline draw:style-name="gr4" draw:text-style-name="P1" draw:layer="layout" svg:width="0.748cm" svg:height="0.298cm" svg:x="7.438cm" svg:y="8.537cm" svg:viewBox="0 0 749 299" draw:points="749,0 250,299 0,299">
          <text:p/>
        </draw:polyline>
        <draw:line draw:style-name="gr4" draw:text-style-name="P1" draw:layer="layout" svg:x1="3.9cm" svg:y1="8.7cm" svg:x2="4.8cm" svg:y2="8.7cm">
          <text:p/>
        </draw:line>
        <draw:circle draw:style-name="gr5" draw:text-style-name="P1" draw:layer="layout" svg:width="0.3cm" svg:height="0.3cm" svg:x="14.4cm" svg:y="8.3cm">
          <text:p/>
        </draw:circle>
        <draw:circle draw:style-name="gr5" draw:text-style-name="P1" draw:layer="layout" svg:width="0.3cm" svg:height="0.3cm" svg:x="15.2cm" svg:y="8.3cm">
          <text:p/>
        </draw:circle>
        <draw:circle draw:style-name="gr5" draw:text-style-name="P1" draw:layer="layout" svg:width="0.3cm" svg:height="0.3cm" svg:x="14.8cm" svg:y="8.3cm">
          <text:p/>
        </draw:circle>
        <draw:g>
          <draw:g>
            <draw:rect draw:style-name="gr3" draw:text-style-name="P1" draw:layer="layout" svg:width="2.5cm" svg:height="1.2cm" svg:x="4.9cm" svg:y="8cm">
              <text:p/>
            </draw:rect>
            <draw:rect draw:style-name="gr6" draw:text-style-name="P1" draw:layer="layout" svg:width="1.5cm" svg:height="0.4cm" svg:x="5.4cm" svg:y="8.4cm">
              <text:p/>
            </draw:rect>
          </draw:g>
          <draw:circle draw:style-name="gr5" draw:text-style-name="P1" draw:layer="layout" svg:width="0.3cm" svg:height="0.3cm" svg:x="5cm" svg:y="8.5cm">
            <text:p/>
          </draw:circle>
          <draw:circle draw:style-name="gr5" draw:text-style-name="P1" draw:layer="layout" svg:width="0.3cm" svg:height="0.3cm" svg:x="5.8cm" svg:y="8.5cm">
            <text:p/>
          </draw:circle>
          <draw:circle draw:style-name="gr5" draw:text-style-name="P1" draw:layer="layout" svg:width="0.3cm" svg:height="0.3cm" svg:x="5.4cm" svg:y="8.5cm">
            <text:p/>
          </draw:circle>
        </draw:g>
        <draw:frame draw:style-name="gr7" draw:text-style-name="P2" draw:layer="layout" svg:width="5.7cm" svg:height="1.1cm" svg:x="2.5cm" svg:y="3.7cm">
          <draw:text-box>
            <text:p text:style-name="P1"><text:span text:style-name="T1">Ground Control</text:span></text:p>
          </draw:text-box>
        </draw:frame>
        <draw:frame draw:style-name="gr7" draw:text-style-name="P2" draw:layer="layout" svg:width="5.7cm" svg:height="1.1cm" svg:x="13.121cm" svg:y="3.764cm">
          <draw:text-box>
            <text:p text:style-name="P1"><text:span text:style-name="T1">Helicop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2:50:16.14</meta:creation-date>
    <dc:date>2017-12-03T09:30:04.42</dc:date>
    <dc:creator>Stefanie Schmidiger</dc:creator>
    <meta:editing-duration>PT4H34M1S</meta:editing-duration>
    <meta:editing-cycles>6</meta:editing-cycles>
    <meta:generator>OpenOffice/4.1.3$Win32 OpenOffice.org_project/413m1$Build-9783</meta:generator>
    <meta:document-statistic meta:object-count="22"/>
  </office:meta>
</office:document-meta>
</file>